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officeooo:rsid="00148d11" officeooo:paragraph-rsid="00148d11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fo:font-weight="bold" style:font-weight-asian="bold" style:font-weight-complex="bold"/>
    </style:style>
    <style:style style:name="P4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T1" style:family="text">
      <style:text-properties style:font-name="Calibri" fo:font-size="11pt" style:font-name-asian="Calibri1" style:font-size-asian="11pt" style:font-name-complex="Calibri1"/>
    </style:style>
    <style:style style:name="T2" style:family="text">
      <style:text-properties style:font-name="Calibri" fo:font-size="11pt" officeooo:rsid="00148d11" style:font-name-asian="Calibri1" style:font-size-asian="11pt" style:font-name-complex="Calibri1"/>
    </style:style>
    <style:style style:name="T3" style:family="text">
      <style:text-properties style:font-name="Calibri" fo:font-size="11pt" officeooo:rsid="0014f171" style:font-name-asian="Calibri1" style:font-size-asian="11pt" style:font-name-complex="Calibri1"/>
    </style:style>
    <style:style style:name="T4" style:family="text">
      <style:text-properties style:font-name="Calibri" fo:font-size="11pt" fo:font-weight="bold" style:font-name-asian="Calibri1" style:font-size-asian="11pt" style:font-weight-asian="bold" style:font-name-complex="Calibri1" style:font-weight-complex="bold"/>
    </style:style>
    <style:style style:name="T5" style:family="text">
      <style:text-properties style:font-name="Calibri" fo:font-size="11pt" fo:font-style="italic" style:font-name-asian="Calibri1" style:font-size-asian="11pt" style:font-style-asian="italic" style:font-name-complex="Calibri1" style:font-style-complex="italic"/>
    </style:style>
    <style:style style:name="T6" style:family="text">
      <style:text-properties style:font-name="Calibri" fo:font-size="11pt" fo:font-style="normal" style:font-name-asian="Calibri1" style:font-size-asian="11pt" style:font-style-asian="normal" style:font-name-complex="Calibri1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/></text:p>
      <text:p text:style-name="P1"><text:span text:style-name="T1">CREATE TABLE </text:span><text:span text:style-name="T4">REAGENTES</text:span><text:span text:style-name="T1"> (</text:span><text:span text:style-name="T2"> </text:span></text:p>
      <text:p text:style-name="P1"><text:span text:style-name="T1"><text:s/>ID_REAGENTE INT AUTO_INCREMENT, </text:span></text:p>
      <text:p text:style-name="P1"><text:span text:style-name="T1"><text:s/>NOME_USUAL VARCHAR (50),</text:span></text:p>
      <text:p text:style-name="P1"><text:span text:style-name="T1"><text:s/>NOME_IUPAC VARCHAR (100) NOT NULL, </text:span></text:p>
      <text:p text:style-name="P1"><text:span text:style-name="T1"><text:s/>FORMULA VARCHAR (50), </text:span></text:p>
      <text:p text:style-name="P2"><text:span text:style-name="T1">CLASSIFICACAO VARCHAR (10), </text:span><text:span text:style-name="T5">*orgânico ou inorgânico*</text:span><text:span text:style-name="T6"> </text:span></text:p>
      <text:p text:style-name="P1"><text:span text:style-name="T1"><text:s/>PRIMARY KEY (ID_REAGENTE)</text:span></text:p>
      <text:p text:style-name="P1"><text:span text:style-name="T1">)</text:span></text:p>
      <text:p text:style-name="P1"><text:span text:style-name="T1">CREATE TABLE </text:span><text:span text:style-name="T4">FORNECEDOR</text:span><text:span text:style-name="T1"> (</text:span></text:p>
      <text:p text:style-name="P1"><text:span text:style-name="T1"><text:s text:c="2"/>ID_FORNECEDOR INT AUTO_INCREMENT,</text:span></text:p>
      <text:p text:style-name="P1"><text:span text:style-name="T1"><text:s text:c="2"/>NOME_FORNECEDOR VARCHAR (50) NOT NULL, </text:span></text:p>
      <text:p text:style-name="P1"><text:span text:style-name="T1"><text:s text:c="2"/>CIDADE_FORNECEDOR VARCHAR (50), </text:span></text:p>
      <text:p text:style-name="P1"><text:span text:style-name="T1"><text:s text:c="2"/>PRIMARY KEY (ID_FORNECEDOR)</text:span></text:p>
      <text:p text:style-name="P1"><text:span text:style-name="T1">)</text:span></text:p>
      <text:p text:style-name="P1"><text:span text:style-name="T1">CREATE TABLE </text:span><text:span text:style-name="T4">USUARIO</text:span><text:span text:style-name="T1"> (</text:span></text:p>
      <text:p text:style-name="P1"><text:span text:style-name="T1"><text:s/>ID_USUARIO INT AUTO_INCREMENT, </text:span></text:p>
      <text:p text:style-name="P1"><text:span text:style-name="T1"><text:s/>LOGIN_USUARIO VARCHAR (10) NOT NULL, </text:span></text:p>
      <text:p text:style-name="P1"><text:span text:style-name="T1"><text:s/>SENHA_USUARIO VARCHAR (10) NOT NULL, </text:span></text:p>
      <text:p text:style-name="P1"><text:span text:style-name="T1"><text:s/>NOME_USUARIO VARCHAR (100), </text:span></text:p>
      <text:p text:style-name="P1"><text:span text:style-name="T1"><text:s/>PRIMARY KEY (ID_USUARIO)</text:span></text:p>
      <text:p text:style-name="P1"><text:span text:style-name="T1">)</text:span></text:p>
      <text:p text:style-name="P1"><text:span text:style-name="T1">CREATE TABLE </text:span><text:span text:style-name="T4">ADMINISTRADOR</text:span><text:span text:style-name="T1"> (</text:span></text:p>
      <text:p text:style-name="P1"><text:span text:style-name="T1"><text:s text:c="3"/>ID_ADMIN INT AUTO_INCREMENT, </text:span></text:p>
      <text:p text:style-name="P1"><text:span text:style-name="T1"><text:s text:c="3"/>LOGIN_ADMIN VARCHAR (10) NOT NULL, </text:span></text:p>
      <text:p text:style-name="P1"><text:soft-page-break/><text:span text:style-name="T1"><text:s text:c="3"/>SENHA_ADMIN VARCHAR (10) NOT NULL, </text:span></text:p>
      <text:p text:style-name="P1"><text:span text:style-name="T1"><text:s text:c="3"/>NOME_ADMIN VARCHAR (100), </text:span></text:p>
      <text:p text:style-name="P1"><text:span text:style-name="T1"><text:s text:c="3"/>PRIMARY KEY (ID_ADMIN)</text:span></text:p>
      <text:p text:style-name="P1"><text:span text:style-name="T1">)</text:span></text:p>
      <text:p text:style-name="P1"><text:span text:style-name="T1">CREATE TABLE </text:span><text:span text:style-name="T4">FORNEC_REAG</text:span><text:span text:style-name="T1"> (</text:span></text:p>
      <text:p text:style-name="P1"><text:span text:style-name="T1"><text:s text:c="2"/>ID_REAGENTE INT NOT NULL, </text:span></text:p>
      <text:p text:style-name="P1"><text:span text:style-name="T1"><text:s text:c="2"/>ID_FORNECEDOR INT NOT NULL, </text:span></text:p>
      <text:p text:style-name="P1"><text:span text:style-name="T1"><text:s text:c="2"/>FOREIGN KEY (ID_REAGENTE) REFERENCES REAGENTES (ID_REAGENTE), </text:span></text:p>
      <text:p text:style-name="P1"><text:span text:style-name="T1"><text:s text:c="2"/>FOREIGN KEY (ID_FORNECEDOR) REFERENCES FORNECEDORES (ID_FORNECEDOR), </text:span></text:p>
      <text:p text:style-name="P3"><text:span text:style-name="T1"><text:s text:c="2"/>PRIMARY KEY (</text:span><text:span text:style-name="T3">ID_REAGENTE, ID_FORNECEDOR</text:span><text:span text:style-name="T1">)</text:span></text:p>
      <text:p text:style-name="P1"><text:bookmark text:name="__DdeLink__65_3565085849"/><text:span text:style-name="T1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style:font-style-complex="italic"/>
    </style:style>
    <style:style style:name="Index" style:family="paragraph" style:parent-style-name="Standard" style:default-outline-level="" style:class="index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0-24T15:25:40.412000000</dc:date>
    <meta:editing-duration>PT51M33S</meta:editing-duration>
    <meta:editing-cycles>1</meta:editing-cycles>
    <meta:document-statistic meta:table-count="0" meta:image-count="0" meta:object-count="0" meta:page-count="2" meta:paragraph-count="35" meta:word-count="124" meta:character-count="1025" meta:non-whitespace-character-count="874"/>
    <meta:generator>LibreOffice/6.3.0.4$Windows_X86_64 LibreOffice_project/057fc023c990d676a43019934386b85b21a9ee99</meta:generator>
  </office:meta>
</office:document-meta>
</file>